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Standard">
      <style:paragraph-properties fo:line-height="150%"/>
      <style:text-properties officeooo:rsid="000a98d4" officeooo:paragraph-rsid="000a98d4"/>
    </style:style>
    <style:style style:name="P2" style:family="paragraph" style:parent-style-name="Standard">
      <style:paragraph-properties fo:line-height="150%"/>
      <style:text-properties officeooo:rsid="00107874" officeooo:paragraph-rsid="00107874"/>
    </style:style>
    <style:style style:name="P3" style:family="paragraph" style:parent-style-name="Standard">
      <style:paragraph-properties fo:line-height="150%" fo:break-before="page"/>
      <style:text-properties officeooo:rsid="00113278" officeooo:paragraph-rsid="00113278"/>
    </style:style>
    <style:style style:name="P4" style:family="paragraph" style:parent-style-name="Standard">
      <style:paragraph-properties fo:line-height="150%"/>
      <style:text-properties officeooo:rsid="00113278" officeooo:paragraph-rsid="00113278"/>
    </style:style>
    <style:style style:name="P5" style:family="paragraph" style:parent-style-name="Standard">
      <style:paragraph-properties fo:line-height="150%"/>
      <style:text-properties officeooo:rsid="00113278" officeooo:paragraph-rsid="0011d07e"/>
    </style:style>
    <style:style style:name="P6" style:family="paragraph" style:parent-style-name="Standard">
      <style:paragraph-properties fo:line-height="150%"/>
      <style:text-properties officeooo:rsid="00113278" officeooo:paragraph-rsid="0013b074"/>
    </style:style>
    <style:style style:name="P7" style:family="paragraph" style:parent-style-name="Standard">
      <style:paragraph-properties fo:line-height="150%" fo:break-before="page"/>
      <style:text-properties officeooo:rsid="0013b074" officeooo:paragraph-rsid="0013b074"/>
    </style:style>
    <style:style style:name="P8" style:family="paragraph" style:parent-style-name="Standard">
      <style:paragraph-properties fo:line-height="150%" fo:break-before="page"/>
      <style:text-properties officeooo:rsid="00182a3c" officeooo:paragraph-rsid="00182a3c"/>
    </style:style>
    <style:style style:name="P9" style:family="paragraph" style:parent-style-name="Standard">
      <style:paragraph-properties fo:line-height="150%"/>
      <style:text-properties officeooo:rsid="00182a3c" officeooo:paragraph-rsid="001bc206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paragraph-properties fo:line-height="150%"/>
      <style:text-properties officeooo:rsid="000bcf47" officeooo:paragraph-rsid="000bcf47"/>
    </style:style>
    <style:style style:name="P12" style:family="paragraph" style:parent-style-name="Standard" style:list-style-name="L1">
      <style:text-properties officeooo:rsid="000bcf47" officeooo:paragraph-rsid="000bcf47"/>
    </style:style>
    <style:style style:name="P13" style:family="paragraph" style:parent-style-name="Standard" style:list-style-name="L1">
      <style:paragraph-properties fo:line-height="150%"/>
      <style:text-properties officeooo:rsid="000d377c" officeooo:paragraph-rsid="000d377c"/>
    </style:style>
    <style:style style:name="P14" style:family="paragraph" style:parent-style-name="Standard" style:list-style-name="L1">
      <style:paragraph-properties fo:line-height="150%"/>
      <style:text-properties officeooo:rsid="000d377c" officeooo:paragraph-rsid="00182a3c"/>
    </style:style>
    <style:style style:name="P15" style:family="paragraph" style:parent-style-name="Standard" style:list-style-name="L1">
      <style:paragraph-properties fo:line-height="150%"/>
      <style:text-properties officeooo:rsid="000e8d30" officeooo:paragraph-rsid="000e8d30"/>
    </style:style>
    <style:style style:name="P16" style:family="paragraph" style:parent-style-name="Standard" style:list-style-name="L1">
      <style:text-properties officeooo:rsid="00107874" officeooo:paragraph-rsid="00107874"/>
    </style:style>
    <style:style style:name="P17" style:family="paragraph" style:parent-style-name="Standard" style:list-style-name="L1">
      <style:paragraph-properties fo:line-height="150%"/>
      <style:text-properties officeooo:rsid="00107874" officeooo:paragraph-rsid="00107874"/>
    </style:style>
    <style:style style:name="P18" style:family="paragraph" style:parent-style-name="Standard" style:list-style-name="L1">
      <style:paragraph-properties fo:line-height="150%"/>
      <style:text-properties officeooo:rsid="00107874" officeooo:paragraph-rsid="0019f44e"/>
    </style:style>
    <style:style style:name="P19" style:family="paragraph" style:parent-style-name="Standard" style:list-style-name="L1">
      <style:paragraph-properties fo:line-height="150%"/>
      <style:text-properties officeooo:rsid="000a98d4" officeooo:paragraph-rsid="000a98d4"/>
    </style:style>
    <style:style style:name="P20" style:family="paragraph" style:parent-style-name="Standard" style:list-style-name="L1">
      <style:paragraph-properties fo:line-height="150%"/>
      <style:text-properties officeooo:rsid="000a98d4" officeooo:paragraph-rsid="00100132"/>
    </style:style>
    <style:style style:name="P21" style:family="paragraph" style:parent-style-name="Standard" style:list-style-name="L1">
      <style:paragraph-properties fo:line-height="150%"/>
      <style:text-properties officeooo:rsid="00100132" officeooo:paragraph-rsid="00100132"/>
    </style:style>
    <style:style style:name="T1" style:family="text">
      <style:text-properties officeooo:rsid="000bcf47"/>
    </style:style>
    <style:style style:name="T2" style:family="text">
      <style:text-properties officeooo:rsid="000e8d30"/>
    </style:style>
    <style:style style:name="T3" style:family="text">
      <style:text-properties officeooo:rsid="00107874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148b3"/>
    </style:style>
    <style:style style:name="T6" style:family="text">
      <style:text-properties style:text-position="super 58%" officeooo:rsid="001bc206"/>
    </style:style>
    <style:style style:name="T7" style:family="text">
      <style:text-properties style:text-position="super 58%" officeooo:rsid="001cbb7e"/>
    </style:style>
    <style:style style:name="T8" style:family="text">
      <style:text-properties officeooo:rsid="001148b3"/>
    </style:style>
    <style:style style:name="T9" style:family="text">
      <style:text-properties officeooo:rsid="0011d07e"/>
    </style:style>
    <style:style style:name="T10" style:family="text">
      <style:text-properties officeooo:rsid="00126f0d"/>
    </style:style>
    <style:style style:name="T11" style:family="text">
      <style:text-properties officeooo:rsid="0013b074"/>
    </style:style>
    <style:style style:name="T12" style:family="text">
      <style:text-properties officeooo:rsid="00154a42"/>
    </style:style>
    <style:style style:name="T13" style:family="text">
      <style:text-properties officeooo:rsid="00173cb9"/>
    </style:style>
    <style:style style:name="T14" style:family="text">
      <style:text-properties officeooo:rsid="00182a3c"/>
    </style:style>
    <style:style style:name="T15" style:family="text">
      <style:text-properties officeooo:rsid="0019f44e"/>
    </style:style>
    <style:style style:name="T16" style:family="text">
      <style:text-properties officeooo:rsid="001bc206"/>
    </style:style>
    <style:style style:name="T17" style:family="text">
      <style:text-properties officeooo:rsid="001cbb7e"/>
    </style:style>
    <style:style style:name="T18" style:family="text">
      <style:text-properties officeooo:rsid="001eb04d"/>
    </style:style>
    <style:style style:name="T19" style:family="text">
      <style:text-properties officeooo:rsid="001fdda8"/>
    </style:style>
    <style:style style:name="T20" style:family="text">
      <style:text-properties officeooo:rsid="0020089c"/>
    </style:style>
    <style:style style:name="T21" style:family="text">
      <style:text-properties officeooo:rsid="002067db"/>
    </style:style>
    <style:style style:name="T22" style:family="text">
      <style:text-properties officeooo:rsid="0020f7b9"/>
    </style:style>
    <style:style style:name="T23" style:family="text">
      <style:text-properties officeooo:rsid="00228d69"/>
    </style:style>
    <style:style style:name="T24" style:family="text">
      <style:text-properties officeooo:rsid="00252c95"/>
    </style:style>
    <style:style style:name="T25" style:family="text">
      <style:text-properties officeooo:rsid="0027d795"/>
    </style:style>
    <style:style style:name="T26" style:family="text">
      <style:text-properties officeooo:rsid="00297b6a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ugh Draft</text:p>
      <text:list xml:id="list1710645724" text:style-name="L1">
        <text:list-item>
          <text:p text:style-name="P11">Present</text:p>
          <text:list>
            <text:list-item>
              <text:p text:style-name="P13">Girlfriend</text:p>
            </text:list-item>
            <text:list-item>
              <text:p text:style-name="P13">Apartment Life</text:p>
            </text:list-item>
            <text:list-item>
              <text:p text:style-name="P13">Interest – Coding, Tutoring, Adventuring</text:p>
            </text:list-item>
            <text:list-item>
              <text:p text:style-name="P13">Values – Hard Work, Money, Opportunities, Transparency, Free Living</text:p>
            </text:list-item>
          </text:list>
        </text:list-item>
        <text:list-item>
          <text:p text:style-name="P11">Future</text:p>
          <text:list>
            <text:list-item>
              <text:p text:style-name="P13">House<text:span text:style-name="T2">s</text:span></text:p>
            </text:list-item>
            <text:list-item>
              <text:p text:style-name="P15">Expand Tutoring Business</text:p>
            </text:list-item>
            <text:list-item>
              <text:p text:style-name="P13">Travel 2 Countries a year</text:p>
            </text:list-item>
            <text:list-item>
              <text:p text:style-name="P13">Wedding, Family</text:p>
            </text:list-item>
            <text:list-item>
              <text:p text:style-name="P15">College Fund</text:p>
            </text:list-item>
            <text:list-item>
              <text:p text:style-name="P14">Retiremen<text:span text:style-name="T14">t</text:span></text:p>
            </text:list-item>
          </text:list>
        </text:list-item>
        <text:list-item>
          <text:p text:style-name="P14"><text:span text:style-name="T1">Past - </text:span><text:span text:style-name="T3">Sad</text:span></text:p>
          <text:list>
            <text:list-item>
              <text:p text:style-name="P10">Normal Kid – Love for Justice League and Blue <text:span text:style-name="T1">C</text:span>lues</text:p>
            </text:list-item>
            <text:list-item>
              <text:p text:style-name="P16">Math and computers being favorite subject</text:p>
            </text:list-item>
            <text:list-item>
              <text:p text:style-name="P12">Grew up Poor</text:p>
            </text:list-item>
            <text:list-item>
              <text:p text:style-name="P19">John – Stephen Competitiveness</text:p>
            </text:list-item>
            <text:list-item>
              <text:p text:style-name="P21">Father abusiveness towards Mom, Sister, Me</text:p>
            </text:list-item>
            <text:list-item>
              <text:p text:style-name="P20">Bring up Theresa’s garage scar</text:p>
            </text:list-item>
            <text:list-item>
              <text:p text:style-name="P21">Mom being dragged by hair</text:p>
            </text:list-item>
            <text:list-item>
              <text:p text:style-name="P17">Beat daily for being expressive and careless from age 8 - 13</text:p>
            </text:list-item>
            <text:list-item>
              <text:p text:style-name="P21">Jan 27, 2013 – First time dad went to jail</text:p>
            </text:list-item>
            <text:list-item>
              <text:p text:style-name="P21">Decline analysis from me, john, and Theresa</text:p>
            </text:list-item>
            <text:list-item>
              <text:p text:style-name="P17">Suicide and Depression </text:p>
            </text:list-item>
            <text:list-item>
              <text:p text:style-name="P17">Knife to neck everyday of 7<text:span text:style-name="T4">th</text:span> grade</text:p>
            </text:list-item>
            <text:list-item>
              <text:p text:style-name="P17">Nocturnalness through High school</text:p>
            </text:list-item>
            <text:list-item>
              <text:p text:style-name="P17">Attempt to help siblings/mom - <text:s/>just to be refuted with anger and disgust</text:p>
            </text:list-item>
            <text:list-item>
              <text:p text:style-name="P17">Snitch on dad/mom in middle school - 6<text:span text:style-name="T4">th</text:span> grade for beating about B’s on quizzes and led to worst beating ever</text:p>
            </text:list-item>
            <text:list-item>
              <text:p text:style-name="P21">Do I blame my mom for putting me in an unsafe position</text:p>
            </text:list-item>
            <text:list-item>
              <text:p text:style-name="P21">Sibling’s outlook on me , looking at me as if I am my dad</text:p>
            </text:list-item>
            <text:list-item>
              <text:p text:style-name="P17">Attempt to teach financial importance to Calvin backfiring</text:p>
            </text:list-item>
            <text:list-item>
              <text:p text:style-name="P17"><text:soft-page-break/>School being my safe spot</text:p>
            </text:list-item>
            <text:list-item>
              <text:p text:style-name="P17">Anger Issues</text:p>
            </text:list-item>
            <text:list-item>
              <text:p text:style-name="P18">Kicked off DT</text:p>
            </text:list-item>
          </text:list>
        </text:list-item>
        <text:list-item>
          <text:p text:style-name="P18">Past – Happy</text:p>
          <text:list>
            <text:list-item>
              <text:p text:style-name="P17">252/254</text:p>
            </text:list-item>
            <text:list-item>
              <text:p text:style-name="P17">Mcdonalds family</text:p>
            </text:list-item>
            <text:list-item>
              <text:p text:style-name="P17">College</text:p>
            </text:list-item>
          </text:list>
        </text:list-item>
      </text:list>
      <text:p text:style-name="P2"/>
      <text:p text:style-name="P3">Prologue</text:p>
      <text:p text:style-name="P4">Hello. <text:s/>This is a biography of my life and the adversities that I have overcome. <text:s/>I have chosen to write this because my life is an open book and I want to be able to freely express myself in this manner. <text:s/><text:span text:style-name="T8">This will cover a short summary of my 22 years of life along with an analysis of my values and morals that I learned along the way. <text:s/>I would like to preface that English was always my worst subject so prepare for the grammar mistakes if you haven’t found one yet. Thanks! <text:s/></text:span></text:p>
      <text:p text:style-name="P3">Chapter 1: Who I am … currently</text:p>
      <text:p text:style-name="P5"><text:tab/><text:span text:style-name="T8">Hello there. <text:s/>I am Stephen Giang. <text:s/>I was born on March 2</text:span><text:span text:style-name="T5">nd</text:span><text:span text:style-name="T8">, 2000 in the beautiful city of San Diego. <text:s/></text:span><text:span text:style-name="T9">I studied Mathematics and Computer Science at San Diego State University and</text:span><text:span text:style-name="T8"> I am </text:span><text:span text:style-name="T9">now a</text:span><text:span text:style-name="T8"> software engineer at General Atomics Aeronautical Systems Inc. <text:s/></text:span><text:span text:style-name="T9">I moved out shortly after finishing college and am now</text:span><text:span text:style-name="T8"> currently liv</text:span><text:span text:style-name="T9">ing</text:span><text:span text:style-name="T8"> with my girlfriend of 2 years and her best friend. <text:s/></text:span></text:p>
      <text:p text:style-name="P5"><text:span text:style-name="T8"><text:tab/>A few of my interests are coding, tutoring, and adventuring. <text:s/>I love coding and making super cool visual projects, bonus points for mathematical coding projects. <text:s/>I have been coding for about 3 years now, and I really find it to be my biggest hobby. <text:s/>I </text:span><text:span text:style-name="T14">code for</text:span><text:span text:style-name="T8"> 9 hours at work, then I go home to code even more. <text:s/>I am also </text:span><text:span text:style-name="T14">a</text:span><text:span text:style-name="T8"> self-employed private tutor. <text:s/>I teach mathematics and computer science to multiple students. <text:s/>Teaching gives me the most purpose in my life. <text:s/>Making connections with these brilliant students and helping them move forward in their life is a great passion of mine. <text:s/>I feel that if I can help lead my students to a life full of opportunities, I have done </text:span><text:span text:style-name="T9">well</text:span><text:span text:style-name="T8"> in my life. </text:span><text:span text:style-name="T9">I also have a huge urge to adventure. <text:s/>I love camping, traveling, eating new foods, swimming in the ocean, and trying new experiences. <text:s/>I am the type of person to say “yes” most of the time. <text:s/>The only thing that I have stopping me from living the most adventurous life are my financial goals. But once I achieve such goals, I plan on visiting at least two countries a year, and exploring the world, trying new foods everywhere I go. </text:span></text:p>
      <text:p text:style-name="P6"><text:tab/><text:span text:style-name="T10">A few of things I value very highly are hard work, opportunities, transparency, time, and free living. <text:s/>I believe that hard work is a huge skill that people need to learn early in their lives because it has allowed me to go so far in my life and reap all the rewards. <text:s/>I think, with strategic thinking and hard work, people can build their work experience and education level in a way to allow more and more opportunities to be available to themselves. <text:s/>Understanding the opportunities that we all have allows us to really be our best selves and live the most meaningful and happy lives. <text:s/>Transparency to me is super important. <text:s/>I am a very open and curious person. <text:s/>I want to learn all about people and what makes the</text:span><text:span text:style-name="T14">m, </text:span><text:span text:style-name="T10">them. <text:s/>I have no problem letting them know everything about me. <text:s/>I choose to allow myself to be open so that I can learn about other’s perspective of m</text:span><text:span text:style-name="T14">y character</text:span><text:span text:style-name="T10">, so that I can </text:span><text:span text:style-name="T14">grow from that and learn from different ways of thinking</text:span><text:span text:style-name="T10">. <text:s/>I think that financial transparency is very important. <text:s/>I easily tell people how much money I make and how much money I want to save, as it helps create a better picture for people </text:span><text:span text:style-name="T11">of my own financial goals. <text:s/>I think that financial transparency is also a way for everyone to look out for each other and teach each other how to progress in life in the most efficient and meaningful way. <text:s/>As much as I value financial transparency and financial growth, I hold my time above everything. <text:s/>I choose to live everyday in a meaningful way that will lead to the most growth, happiness, and purpose. <text:s/>Lastly, I am all about free living. <text:s/>I love to be able to move and do things at the spur of the moment. <text:s/>I love to talk freely and do things that let me simply express myself without consequence. <text:s/></text:span></text:p>
      <text:p text:style-name="P7">Chapter 2: Future Goals and Plans</text:p>
      <text:p text:style-name="P6"><text:span text:style-name="T11"><text:tab/></text:span><text:span text:style-name="T12">My biggest goal is to </text:span><text:span text:style-name="T13">save $100,000 to </text:span><text:span text:style-name="T12">buy a house by the end of 2023. <text:s/>I might move this to the end of Q1 of 2024 if needed. </text:span><text:span text:style-name="T11"><text:s/></text:span><text:span text:style-name="T13">I made this goal when I was 16. <text:s/>It has been my long 7 - 10 year goal of my life. <text:s/>I currently have about $53,000 saved up. <text:s/>So I am half way there. <text:s/>I have about 18 more months til the end of 2023, so I need to save up a good amount each month. <text:s/>I plan on putting a 20% down payment on a $500,000 house somewhere in Escondido or Temecula area. <text:s/>I plan on living in this home for about 2 years, and w</text:span><text:span text:style-name="T14">h</text:span><text:span text:style-name="T13">ile doing so, making renovations to expand the home into a multi family property such as a duplex. <text:s/>Then use this home to rent out for a slight profit each month. <text:s/>With the leverage, I can purchase a second home and so forth. <text:s/>Once the house is all settled, I plan on expanding my tutoring business to be a major tutoring institution in San Diego. <text:s/>Lastly, I plan on getting married and having kids. <text:s/></text:span><text:span text:style-name="T15">I plan on this wedding to fulfill all expectations of my future wife, and have it be a wonderful memory and milestone in each our lives.</text:span><text:span text:style-name="T13"> The rest of my finances, after expenses, will go towards, traveling, retirement, and a college fund. <text:s/></text:span></text:p>
      <text:p text:style-name="P8">Chapter 3: The why</text:p>
      <text:p text:style-name="P9"><text:tab/><text:span text:style-name="T15">As a child, I grew up very poorly, or at least, I felt I did. <text:s/>My father raised me to believe that I was poor and thus I wasn’t allowed a lot of things that my peers at school had, such as money to go out and eat food, or go to the mall. <text:s/>My family consists of a mother, father, an oldest sisters, an older brother, and a younger brother. <text:s/>A major character in my life was the domestic violence that took place in my household. <text:s/>My father would beat my mother, sister, and myself. <text:s/>This happened all throughout my childhood. <text:s/>My father would beat my mother when they got into arguments, my sister for failing at doing as told, and myself for expressing myself, as the loud, out of control child I was. <text:s/></text:span><text:span text:style-name="T16">I can think of my father displaying these acts of violence ever since I was born. <text:s/>When I was about 1, my sister being the age of like 7 or 8, got her head split open because my father has banged her head on the garage door for some reason. <text:s/>This was probably the most aggressive act my father had done. <text:s/>From there, he would beat my sister and I with this Legoland sword. <text:s/>He would beat us with this sword on our backs, the bottom of our feet, and our legs. <text:s/>This doesn’t look that intimidating, but I swear it felt like a belt, with the amount of force he used, and the amount of repetition. <text:s/>In addition to this, he would put our heads in the ground, and throw us across the room. <text:s/>He would make us “face the wall”, which consisted of kneeling on the floor for hours, while he would hit the back of our feet. <text:s/>He would hit the back of our feet even harder if we fell from him hitting us. I pretty much got beat daily from the age of 7 to about 13. <text:s/>My mom also was one to beat the children. <text:s/>She beat us less, as she was always at work. <text:s/></text:span><text:span text:style-name="T17">I remember a moment, where in 6</text:span><text:span text:style-name="T7">th</text:span><text:span text:style-name="T17"> grade, I kept getting B’s on my math quizzes, because I kept forgetting the negative sign. <text:s/>When my mom learned of that, I remember she beat me so bad, she chased me out of the house before school, and I had to lock myself in the car to avoid her beating. <text:s/>She was screaming that I shouldn’t come back home with those grades. <text:s/>Needless to say, I went to school crying. <text:s/>I ended up telling the principal of what had happened, because I couldn’t go about my day. <text:s/>The principal called my parents, and my dad beat the living shit out of me when I got home. <text:s/>It was probably the worst beating I had ever got. <text:s/>I was bleeding all over my gums, he whipped me with his actual belt this time, and tried to punch me in the face a few times, over the fear that they would be put into jail. <text:s/></text:span><text:span text:style-name="T16">In January 26</text:span><text:span text:style-name="T6">th</text:span><text:span text:style-name="T16">, 2013, my dad was beating my mom. <text:s/>I can remember him dragging my mother by the hair on the ground. <text:s/>My mom came running to my brother and I’s room to run away from him. <text:s/>This time, I defended my mother, and my sister called the police. <text:s/>He went to jail that night, and the rest of us slept at my aunts house. <text:s/></text:span><text:span text:style-name="T17">Literally like 3 days later, my mom bails him out of jail and forces all of us to move back into the house despite all of her siblings and ours concerns. <text:s/></text:span><text:span text:style-name="T18">This would be a recurring theme for the next 2 to 3 years. <text:s/></text:span><text:span text:style-name="T19">During these 2 to 3 years, I began to purposely fail my classes. <text:s/>I had stopped doing my homework, showing up to class, and instead focused on “living in the </text:span><text:soft-page-break/><text:span text:style-name="T19">moment”. <text:s/>I also began riding my bike to school, as my dad wouldn’t drive me to school, but did so for my siblings. <text:s/>This allowed me to come home around 1 or 2 in the morning. <text:s/>The summer before my freshman year in High School, I volunteered at </text:span><text:span text:style-name="T21">a local</text:span><text:span text:style-name="T19"> </text:span><text:span text:style-name="T21">e</text:span><text:span text:style-name="T19">lementary </text:span><text:span text:style-name="T21">school</text:span><text:span text:style-name="T19">, where I did some teaching assistant stuff. <text:s/>After their school year ended, I asked for more volunteer hours to keep myself occupied and away from my home. <text:s/></text:span><text:span text:style-name="T20">This is where I met a very influential person in my life. <text:s/>I consider this person, who was fundamental in keeping me away from the bad things in life such as drugs, crime, and gangs. <text:s/>I also consider this person a fatherly figure in my life. <text:s/>I had volunteered to help the custodial department, and I met this custodian, Gabe. <text:s/></text:span><text:span text:style-name="T21">I would pretty much hang out with him all throughout the summer </text:span><text:span text:style-name="T22">and into my freshman year of High School as he got transferred there</text:span><text:span text:style-name="T21">, where we would do donuts with the school’s golf cart, and then we would play chess in one of the new bungalows with their air conditioning blasting like 50 degrees. <text:s/></text:span><text:span text:style-name="T22">He taught me that everyone he knew who did drugs were off doing who knows what with their lives. <text:s/>He also taught me about personal growth. <text:s/>I learned that I needed to put my happiness first, and that I should drop these ingrained family love BS thoughts. <text:s/>I was brainwashed for years to think that I had to love my family because they were my family despite all the abuse, and I was to be obedient to some God otherwise I would go to hell. Gabe helped me push past those thoughts, and really allowed me to take care of myself and gain my own independence. <text:s/>Because of him, I haven’t needed to rely or be dependent on anyone since. <text:s/>He also made sure I knew I was a kid at the end of the day, and I making mistakes and messing around was all part of it. <text:s/>Even though, I was failing high school, I was able to get all of my teenage angst out of the way, and learned to take care of myself. <text:s/>My home because simply a place to sleep and shower, and I found ways to eat and live outside of the home. <text:s/></text:span><text:span text:style-name="T23">I had joined the my high school’s dance team, where I was able to really feel a sense of camaraderie and learn about just having fun. <text:s/></text:span><text:span text:style-name="T24">During</text:span><text:span text:style-name="T23"> my second year on the team, (my sophomore year), I had gotten into </text:span><text:span text:style-name="T24">verbal</text:span><text:span text:style-name="T23"> fights, </text:span><text:span text:style-name="T24">(I luckily avoided physical fights as I had and still despise all forms of physical violence)</text:span><text:span text:style-name="T23"> with many people on dance team, teachers, and other students. <text:s/>I was this huge ball of anger, and I hated all members of authority or people who would talk down on me. <text:s/></text:span><text:span text:style-name="T24">All these fights, ended up getting me kicked off dance team in the beginning of my junior year. <text:s/>A huge portion of who I considered my family, I couldn’t be a part of, and I now I had too much time, so I was forced to find other things to do with my time. <text:s/></text:span><text:span text:style-name="T25">This is where I was able to get my very first job at McDonald’s. <text:s/>There I met the best people in my life, the people I consider nowadays, an integral part of my character and my family. <text:s/>My family consisted of my 2 managers (Jessica and Yared) and my co-worker (Jacob). <text:s/>These people really showed me what it was to care about someone without any reservations. <text:s/>This was also the very first time I had disposable income. <text:s/>I had money, which greatly improved my standard of living. <text:s/></text:span><text:span text:style-name="T26">Also during this time, I was given an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officeooo:rsid="000bcf47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20:17:11.810531259</meta:creation-date>
    <dc:date>2022-07-04T14:25:00.053641023</dc:date>
    <meta:editing-duration>PT1H44M26S</meta:editing-duration>
    <meta:editing-cycles>8</meta:editing-cycles>
    <meta:generator>LibreOffice/7.2.7.2$Linux_X86_64 LibreOffice_project/20$Build-2</meta:generator>
    <meta:document-statistic meta:table-count="0" meta:image-count="0" meta:object-count="0" meta:page-count="7" meta:paragraph-count="49" meta:word-count="2450" meta:character-count="12850" meta:non-whitespace-character-count="10315"/>
  </office:meta>
</office:document-meta>
</file>